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37697" officeooo:paragraph-rsid="00137697"/>
    </style:style>
    <style:style style:name="P2" style:family="paragraph" style:parent-style-name="Standard">
      <style:text-properties officeooo:rsid="00137697" officeooo:paragraph-rsid="00137697"/>
    </style:style>
    <style:style style:name="P3" style:family="paragraph" style:parent-style-name="Standard">
      <style:text-properties officeooo:rsid="00190909" officeooo:paragraph-rsid="001baf0c"/>
    </style:style>
    <style:style style:name="P4" style:family="paragraph" style:parent-style-name="Standard">
      <style:text-properties fo:font-size="14pt" fo:font-weight="bold" officeooo:rsid="001baf0c" officeooo:paragraph-rsid="001baf0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officeooo:rsid="001baf0c" officeooo:paragraph-rsid="001baf0c"/>
    </style:style>
    <style:style style:name="P6" style:family="paragraph" style:parent-style-name="Standard">
      <style:text-properties style:font-name="Liberation Serif" fo:font-size="13pt" fo:font-weight="bold" officeooo:rsid="001f7dff" officeooo:paragraph-rsid="001f7dff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1f7dff" officeooo:paragraph-rsid="001f7df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1fc4ec" officeooo:paragraph-rsid="001fc4ec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19dcd" officeooo:paragraph-rsid="00219dcd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paragraph-rsid="001f7dff"/>
    </style:style>
    <style:style style:name="P11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1f7dff" officeooo:paragraph-rsid="001f7dff"/>
    </style:style>
    <style:style style:name="P12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19dcd" officeooo:paragraph-rsid="00230356" style:font-name-asian="Noto Sans CJK SC Regular" style:font-size-asian="12pt" style:font-weight-asian="normal" style:font-name-complex="FreeSans" style:font-size-complex="12pt" style:font-weight-complex="normal"/>
    </style:style>
    <style:style style:name="P13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30356" officeooo:paragraph-rsid="00230356" style:font-name-asian="Noto Sans CJK SC Regular" style:font-size-asian="12pt" style:font-weight-asian="normal" style:font-name-complex="FreeSans" style:font-size-complex="12pt" style:font-weight-complex="normal"/>
    </style:style>
    <style:style style:name="P14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3c0f5" officeooo:paragraph-rsid="0023c0f5" style:font-name-asian="Noto Sans CJK SC Regular" style:font-size-asian="12pt" style:font-weight-asian="normal" style:font-name-complex="FreeSans" style:font-size-complex="12pt" style:font-weight-complex="normal"/>
    </style:style>
    <style:style style:name="P15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6045c" officeooo:paragraph-rsid="0026045c" style:font-name-asian="Noto Sans CJK SC Regular" style:font-size-asian="12pt" style:font-weight-asian="normal" style:font-name-complex="FreeSans" style:font-size-complex="12pt" style:font-weight-complex="normal"/>
    </style:style>
    <style:style style:name="P16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262fb7" officeooo:paragraph-rsid="00262fb7" style:font-name-asian="Noto Sans CJK SC Regular" style:font-size-asian="12pt" style:font-weight-asian="normal" style:font-name-complex="FreeSans" style:font-size-complex="12pt" style:font-weight-complex="normal"/>
    </style:style>
    <style:style style:name="P17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f7dff" officeooo:paragraph-rsid="002131fb" style:font-name-asian="Noto Sans CJK SC Regular" style:font-size-asian="12pt" style:font-weight-asian="bold" style:font-name-complex="FreeSans" style:font-size-complex="12pt" style:font-weight-complex="bold"/>
    </style:style>
    <style:style style:name="P18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f7dff" officeooo:paragraph-rsid="00219dcd" style:font-name-asian="Noto Sans CJK SC Regular" style:font-size-asian="12pt" style:font-weight-asian="bold" style:font-name-complex="FreeSans" style:font-size-complex="12pt" style:font-weight-complex="bold"/>
    </style:style>
    <style:style style:name="P19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f7dff" officeooo:paragraph-rsid="0023c0f5" style:font-name-asian="Noto Sans CJK SC Regular" style:font-size-asian="12pt" style:font-weight-asian="bold" style:font-name-complex="FreeSans" style:font-size-complex="12pt" style:font-weight-complex="bold"/>
    </style:style>
    <style:style style:name="P20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bold" officeooo:rsid="001f7dff" officeooo:paragraph-rsid="00244c72" style:font-name-asian="Noto Sans CJK SC Regular" style:font-size-asian="12pt" style:font-weight-asian="bold" style:font-name-complex="FreeSans" style:font-size-complex="12pt" style:font-weight-complex="bold"/>
    </style:style>
    <style:style style:name="P21" style:family="paragraph" style:parent-style-name="Preformatted_20_Text">
      <style:paragraph-properties fo:line-height="100%"/>
      <style:text-properties fo:font-variant="normal" fo:text-transform="none" fo:color="#000000" style:font-name="monospace" fo:font-size="10.5pt" fo:letter-spacing="normal" fo:font-style="normal" fo:font-weight="normal" officeooo:paragraph-rsid="0023c0f5"/>
    </style:style>
    <style:style style:name="P2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000000" fo:letter-spacing="normal"/>
    </style:style>
    <style:style style:name="P24" style:family="paragraph" style:parent-style-name="Heading_20_3">
      <style:text-properties fo:font-variant="normal" fo:text-transform="none" fo:color="#000000" style:font-name="Liberation Serif" fo:font-size="12pt" fo:letter-spacing="normal" fo:font-style="normal" fo:font-weight="bold" officeooo:rsid="001f7dff" officeooo:paragraph-rsid="001f7dff" style:font-size-asian="12pt" style:font-weight-asian="bold" style:font-size-complex="12pt" style:font-weight-complex="bold"/>
    </style:style>
    <style:style style:name="P25" style:family="paragraph" style:parent-style-name="Heading_20_2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baf0c"/>
    </style:style>
    <style:style style:name="T3" style:family="text">
      <style:text-properties officeooo:rsid="001aff9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officeooo:rsid="001f7dff" style:font-name-asian="Noto Sans CJK SC Regular" style:font-size-asian="12pt" style:font-weight-asian="bold" style:font-name-complex="FreeSans" style:font-size-complex="12pt" style:font-weight-complex="bold"/>
    </style:style>
    <style:style style:name="T6" style:family="text">
      <style:text-properties fo:font-variant="normal" fo:text-transform="none" fo:color="#000000" fo:letter-spacing="normal" fo:font-style="normal" style:font-name-asian="Noto Sans CJK SC Regular" style:font-name-complex="FreeSans"/>
    </style:style>
    <style:style style:name="T7" style:family="text">
      <style:text-properties style:font-name="monospace" fo:font-size="10.5pt" fo:font-style="normal" fo:font-weight="normal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officeooo:rsid="001f7dff" style:font-size-asian="12pt" style:font-weight-asian="normal" style:font-size-complex="12pt" style:font-weight-complex="normal"/>
    </style:style>
    <style:style style:name="T10" style:family="text">
      <style:text-properties officeooo:rsid="0023c0f5" style:font-name-asian="Noto Sans CJK SC Regular" style:font-size-asian="12pt" style:font-weight-asian="normal" style:font-name-complex="FreeSans" style:font-size-complex="12pt" style:font-weight-complex="normal"/>
    </style:style>
    <style:style style:name="T11" style:family="text">
      <style:text-properties officeooo:rsid="00262fb7"/>
    </style:style>
    <style:style style:name="T12" style:family="text">
      <style:text-properties officeooo:rsid="002700e7"/>
    </style:style>
    <style:style style:name="T13" style:family="text">
      <style:text-properties officeooo:rsid="0028e9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Neuroinformatics laboratory <text:span text:style-name="T13">3</text:span></text:h>
      <text:p text:style-name="P1"/>
      <text:p text:style-name="P1">Name: Radek Bartyzal</text:p>
      <text:p text:style-name="P2"><text:span text:style-name="T1">Email: </text:span><text:a xlink:type="simple" xlink:href="mailto:rbartyzal1@gmail.com" text:style-name="Internet_20_link" text:visited-style-name="Visited_20_Internet_20_Link"><text:span text:style-name="T1">rbartyzal1@gmail.com</text:span></text:a></text:p>
      <text:p text:style-name="P3"><text:span text:style-name="T1">Code: <text:s/></text:span><text:a xlink:type="simple" xlink:href="https://github.com/BartyzalRadek/neuroinformatics-course/blob/master/LSTM.ipynb" text:style-name="Internet_20_link" text:visited-style-name="Visited_20_Internet_20_Link"><text:span text:style-name="T2">https://github.com/BartyzalRadek/neuroinformatics-course/blob/master/LSTM.ipynb</text:span></text:a><text:span text:style-name="T2"> </text:span></text:p>
      <text:p text:style-name="P3"><text:span text:style-name="T2"/></text:p>
      <text:p text:style-name="P4"><text:span text:style-name="T1">LSTM text generation</text:span></text:p>
      <text:p text:style-name="P4"><text:span text:style-name="T1"/></text:p>
      <text:p text:style-name="P5"><text:span text:style-name="T4">Dataset</text:span> = list of names given in US census: <text:a xlink:type="simple" xlink:href="http://deron.meranda.us/data/census-derived-all-first.txt" text:style-name="Internet_20_link" text:visited-style-name="Visited_20_Internet_20_Link">http://deron.meranda.us/data/census-derived-all-first.txt</text:a> </text:p>
      <text:p text:style-name="P5"/>
      <text:p text:style-name="P6">Data <text:span text:style-name="T6">preprocessing</text:span></text:p>
      <text:h text:style-name="P24" text:outline-level="3">Original data:</text:h>
      <text:p text:style-name="P7">JAMES</text:p>
      <text:p text:style-name="P7">JOHN</text:p>
      <text:p text:style-name="P7">ROBERT</text:p>
      <text:p text:style-name="P7">MICHAEL</text:p>
      <text:p text:style-name="P7">MARY</text:p>
      <text:p text:style-name="P7">WILLIAM …</text:p>
      <text:p text:style-name="P7"/>
      <text:p text:style-name="P10"><text:span text:style-name="T9">Total: 36122 characters</text:span></text:p>
      <text:p text:style-name="P11"><text:span text:style-name="T8">1. Replace new lines with spaces</text:span></text:p>
      <text:p text:style-name="P11"><text:span text:style-name="T8">2. Turn characters into numbers (27 unique characters)</text:span></text:p>
      <text:p text:style-name="P7">3. Vectorize characters = turn them into one-hot encoding</text:p>
      <text:p text:style-name="P8">4. Split data into sequences of length 20 overlapping each 3 characters = our training data</text:p>
      <text:p text:style-name="P8"><text:s text:c="4"/>The target data for sequence X is the character following sequence X.</text:p>
      <text:p text:style-name="P8"/>
      <text:p text:style-name="P18">Model:</text:p>
      <text:p text:style-name="P9">1 layer of 50 LSTM neurons</text:p>
      <text:p text:style-name="P9">1 layer of 27 (vocabulary size) softmax neurons</text:p>
      <text:p text:style-name="P9"/>
      <text:p text:style-name="P17">Training:</text:p>
      <text:p text:style-name="P12">Training for 20 epochs with batch size 128.</text:p>
      <text:p text:style-name="P13">Optimizer = RMSProp with learning rate 0.01</text:p>
      <text:p text:style-name="P13">Generating 50 characters after each epoch to see how is the training going. Using seed sequence starting at random point in the data for each epoch.</text:p>
      <text:p text:style-name="P13"/>
      <text:p text:style-name="P13"/>
      <text:p text:style-name="P19"><text:soft-page-break/>Results:</text:p>
      <text:p text:style-name="P21">Epoch 0</text:p>
      <text:p text:style-name="P22">12034/12034 [==============================] - 9s - loss: 2.7628 <text:s text:c="4"/></text:p>
      <text:p text:style-name="P22">----- Generating with seed: "A DAYSI DARLENA DARC"</text:p>
      <text:p text:style-name="P22">H <text:s/>H <text:s/>H <text:s/>H <text:s/>H <text:s/>H <text:s/>H <text:s/>H <text:s/>H <text:s/>H <text:s/>H <text:s/>H <text:s/>H <text:s/>H <text:s/>H <text:s/>H <text:s/>H </text:p>
      <text:p text:style-name="P22">------------------------------</text:p>
      <text:p text:style-name="P21"><text:span text:style-name="T10">Epoch 1</text:span></text:p>
      <text:p text:style-name="P22">12034/12034 [==============================] - 8s - loss: 2.5401 <text:s text:c="4"/></text:p>
      <text:p text:style-name="P22">----- Generating with seed: " MAJORIE MAGDA MAC L"</text:p>
      <text:p text:style-name="P22">LLLLLLLLLLLLLLLLLLLLLLLLLLLLLLLLLLLLLLLLLLLLLLLLLL</text:p>
      <text:p text:style-name="P22">------------------------------</text:p>
      <text:p text:style-name="P22">Epoch 2</text:p>
      <text:p text:style-name="P22">12034/12034 [==============================] - 8s - loss: 2.4221 <text:s text:c="4"/></text:p>
      <text:p text:style-name="P22">----- Generating with seed: " DEBI DARRICK DARLEE"</text:p>
      <text:p text:style-name="P23"><text:s text:c="2"/><text:span text:style-name="T7">II <text:s/>II <text:s/>II <text:s/>II <text:s/>II <text:s/>II <text:s/>II <text:s/>II <text:s/>II <text:s/>II <text:s/>II <text:s/>II <text:s/></text:span></text:p>
      <text:p text:style-name="P22">------------------------------</text:p>
      <text:p text:style-name="P22">Epoch 3</text:p>
      <text:p text:style-name="P22">12034/12034 [==============================] - 8s - loss: 2.3185 <text:s text:c="4"/></text:p>
      <text:p text:style-name="P22">----- Generating with seed: "H KIMBERLY DEBORAH J"</text:p>
      <text:p text:style-name="P22">ARINIA CICININIA CICININIA CICININIA CICININIA CIC</text:p>
      <text:p text:style-name="P22">------------------------------</text:p>
      <text:p text:style-name="P22">Epoch 4</text:p>
      <text:p text:style-name="P22">12034/12034 [==============================] - 9s - loss: 2.2598 <text:s text:c="4"/></text:p>
      <text:p text:style-name="P22">----- Generating with seed: "EA DEADRA DAYSI DARL"</text:p>
      <text:p text:style-name="P22">ENN JANNE JANNE JANNE JANNE JANNE JANNE JANNE JANN</text:p>
      <text:p text:style-name="P22">------------------------------</text:p>
      <text:p text:style-name="P22">Epoch 5</text:p>
      <text:p text:style-name="P22">12034/12034 [==============================] - 9s - loss: 2.2209 <text:s text:c="4"/></text:p>
      <text:p text:style-name="P22">----- Generating with seed: "UBIA NU NORIKO NOHEM"</text:p>
      <text:p text:style-name="P22">INNENNENNENNENNENNENNENNENNENNENNENNENNENNENNENNEN</text:p>
      <text:p text:style-name="P22">------------------------------</text:p>
      <text:p text:style-name="P22">Epoch 6</text:p>
      <text:p text:style-name="P22">12034/12034 [==============================] - 9s - loss: 2.1863 <text:s text:c="4"/></text:p>
      <text:p text:style-name="P22">----- Generating with seed: "A KANDRA KANDIS KAMI"</text:p>
      <text:p text:style-name="P22">A ARA ARA ARA ARA ARA ARA ARA ARA ARA ARA ARA ARA </text:p>
      <text:p text:style-name="P22">------------------------------</text:p>
      <text:p text:style-name="P22">Epoch 7</text:p>
      <text:p text:style-name="P22">12034/12034 [==============================] - 9s - loss: 2.1476 <text:s text:c="4"/></text:p>
      <text:p text:style-name="P22">----- Generating with seed: "ALA KALYN KALLIE KAL"</text:p>
      <text:p text:style-name="P22">LA LANALLLLLLLLLLLLLLLLLLLLLLLLLLLLLLLLLLLLLLLLLLL</text:p>
      <text:p text:style-name="P22">------------------------------</text:p>
      <text:p text:style-name="P22">Epoch 8</text:p>
      <text:p text:style-name="P22">12034/12034 [==============================] - 8s - loss: 2.1007 <text:s text:c="4"/></text:p>
      <text:p text:style-name="P22">----- Generating with seed: "E ELANOR EDDA ECHO E"</text:p>
      <text:p text:style-name="P22">MANA MARIANA MARIANA MARIANA MARIANA MARIANA MARIA</text:p>
      <text:p text:style-name="P22">------------------------------</text:p>
      <text:p text:style-name="P22">Epoch 9</text:p>
      <text:p text:style-name="P22">12034/12034 [==============================] - 9s - loss: 2.0619 <text:s text:c="4"/></text:p>
      <text:p text:style-name="P22">----- Generating with seed: "SA LUCILE LORIE LEAN"</text:p>
      <text:p text:style-name="P23"><text:s/><text:span text:style-name="T7">RISTA RISTA RISTA RISTA RISTA RISTA RISTA RISTA R</text:span></text:p>
      <text:p text:style-name="P22">------------------------------</text:p>
      <text:p text:style-name="P22">Epoch 10</text:p>
      <text:p text:style-name="P22">12034/12034 [==============================] - 8s - loss: 2.0248 <text:s text:c="4"/></text:p>
      <text:p text:style-name="P22">----- Generating with seed: "ETTA ESTELLA ELVA EF"</text:p>
      <text:p text:style-name="P22">RIN RORI RORI RORI RORI RORI RORI RORI RORI RORI R</text:p>
      <text:p text:style-name="P22">------------------------------</text:p>
      <text:p text:style-name="P22">Epoch 11</text:p>
      <text:p text:style-name="P22">12034/12034 [==============================] - 8s - loss: 1.9868 <text:s text:c="4"/></text:p>
      <text:p text:style-name="P22"><text:soft-page-break/>----- Generating with seed: "IE BARBERA BARBAR BA"</text:p>
      <text:p text:style-name="P22">LLE ALLEN GRILL CARLE CLELL GELLE ALLEN GRILL GELL</text:p>
      <text:p text:style-name="P22">------------------------------</text:p>
      <text:p text:style-name="P22">Epoch 12</text:p>
      <text:p text:style-name="P22">12034/12034 [==============================] - 8s - loss: 1.9465 <text:s text:c="4"/></text:p>
      <text:p text:style-name="P22">----- Generating with seed: " MCKENZIE MAYE MAYBE"</text:p>
      <text:p text:style-name="P22">L MARLI MARLI MARLI MARLIN MARLIN MARLIN MARLIN MA</text:p>
      <text:p text:style-name="P22">------------------------------</text:p>
      <text:p text:style-name="P22">Epoch 13</text:p>
      <text:p text:style-name="P22">12034/12034 [==============================] - 9s - loss: 1.9052 <text:s text:c="4"/></text:p>
      <text:p text:style-name="P22">----- Generating with seed: "CKA ELNORA ELLIOTT E"</text:p>
      <text:p text:style-name="P22">LENE ELENE ELENE ELENE ELENE ELENE ELENE ELENE ELE</text:p>
      <text:p text:style-name="P22">------------------------------</text:p>
      <text:p text:style-name="P22">Epoch 14</text:p>
      <text:p text:style-name="P22">12034/12034 [==============================] - 9s - loss: 1.8631 <text:s text:c="4"/></text:p>
      <text:p text:style-name="P22">----- Generating with seed: "ARIANO MARGOT MA LOU"</text:p>
      <text:p text:style-name="P22">DY MARISTY MARISHA MARISTE MARISTY MARISHA MARISTE</text:p>
      <text:p text:style-name="P22">------------------------------</text:p>
      <text:p text:style-name="P22">Epoch 15</text:p>
      <text:p text:style-name="P22">12034/12034 [==============================] - 9s - loss: 1.8075 <text:s text:c="4"/></text:p>
      <text:p text:style-name="P22">----- Generating with seed: "COLAS MARISSA LOURDE"</text:p>
      <text:p text:style-name="P23"><text:s/><text:span text:style-name="T7">MARABERTO MARABERTO MARABERTO MARABERTO MARABERTO</text:span></text:p>
      <text:p text:style-name="P22">------------------------------</text:p>
      <text:p text:style-name="P22">Epoch 16</text:p>
      <text:p text:style-name="P22">12034/12034 [==============================] - 9s - loss: 1.7676 <text:s text:c="4"/></text:p>
      <text:p text:style-name="P22">----- Generating with seed: " MALIA MAIRA MAEGAN "</text:p>
      <text:p text:style-name="P22">MICIA MICIA MICIA MICIA MICIA MICIA MICIA MICIA MI</text:p>
      <text:p text:style-name="P22">------------------------------</text:p>
      <text:p text:style-name="P22">Epoch 17</text:p>
      <text:p text:style-name="P22">12034/12034 [==============================] - 10s - loss: 1.7324 <text:s text:c="3"/></text:p>
      <text:p text:style-name="P22">----- Generating with seed: " ANTWAN ANNETTA ANNE"</text:p>
      <text:p text:style-name="P22">TTA ARINA ARISA ARINA ARISA ARINA ARISA ARINA ARIS</text:p>
      <text:p text:style-name="P22">------------------------------</text:p>
      <text:p text:style-name="P22">Epoch 18</text:p>
      <text:p text:style-name="P22">12034/12034 [==============================] - 9s - loss: 1.6961 <text:s text:c="4"/></text:p>
      <text:p text:style-name="P22">----- Generating with seed: "THA SHAWNA RENA ORA "</text:p>
      <text:p text:style-name="P22">ROSENE ROSANE RONETTE RESA RESA RENETA RESA RENETA</text:p>
      <text:p text:style-name="P22">------------------------------</text:p>
      <text:p text:style-name="P22">Epoch 19</text:p>
      <text:p text:style-name="P22">12034/12034 [==============================] - 9s - loss: 1.6668 <text:s text:c="4"/></text:p>
      <text:p text:style-name="P22">----- Generating with seed: "EARLE PAULETTA PATRI"</text:p>
      <text:p text:style-name="P22">E ROBELBRE GRADA ROBELBERTORDE GENNIE BENNIE BENNA</text:p>
      <text:p text:style-name="P14"/>
      <text:p text:style-name="P20">Conclusion:</text:p>
      <text:p text:style-name="P15">The network first just generates random letters, repeating itself in a loop.</text:p>
      <text:p text:style-name="P15">Around epoch 10 it starts to generate names copied from the dataset but still falls into repeating cycles.</text:p>
      <text:p text:style-name="P15">By the end it successfully generates unique names without repeating itself <text:span text:style-name="T11">in the generated sample, but the repetitions are still there just at a larger scale.</text:span></text:p>
      <text:p text:style-name="P16">With further training (60 epochs+) the repetition patterns <text:span text:style-name="T12">stopped appearing even if I generated 1000 charac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0:40:46.255417732</meta:creation-date>
    <dc:date>2017-11-08T18:48:09.506199827</dc:date>
    <meta:editing-duration>PT1H45M19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132" meta:word-count="740" meta:character-count="5577" meta:non-whitespace-character-count="4828"/>
  </office:meta>
</office:document-meta>
</file>